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5398058" calcext:value-type="float">
            <text:p>0.95398058</text:p>
          </table:table-cell>
          <table:table-cell office:value-type="float" office:value="0.0024575" calcext:value-type="float">
            <text:p>0.0024575</text:p>
          </table:table-cell>
          <table:table-cell office:value-type="float" office:value="0.03531734" calcext:value-type="float">
            <text:p>0.03531734</text:p>
          </table:table-cell>
          <table:table-cell office:value-type="float" office:value="0.00824458" calcext:value-type="float">
            <text:p>0.00824458</text:p>
          </table:table-cell>
          <table:table-cell office:value-type="float" office:value="0.00452716" calcext:value-type="float">
            <text:p>0.00452716</text:p>
          </table:table-cell>
          <table:table-cell office:value-type="float" office:value="0.976738" calcext:value-type="float">
            <text:p>0.976738</text:p>
          </table:table-cell>
          <table:table-cell office:value-type="float" office:value="0.000000000003016" calcext:value-type="float">
            <text:p>3.02E-12</text:p>
          </table:table-cell>
          <table:table-cell office:value-type="float" office:value="0.01873484" calcext:value-type="float">
            <text:p>0.01873484</text:p>
          </table:table-cell>
          <table:table-cell office:value-type="float" office:value="0.00294923" calcext:value-type="float">
            <text:p>0.00294923</text:p>
          </table:table-cell>
          <table:table-cell office:value-type="float" office:value="0.00000000001776" calcext:value-type="float">
            <text:p>1.78E-11</text:p>
          </table:table-cell>
          <table:table-cell office:value-type="float" office:value="0.97550812" calcext:value-type="float">
            <text:p>0.97550812</text:p>
          </table:table-cell>
          <table:table-cell office:value-type="float" office:value="0.02154265" calcext:value-type="float">
            <text:p>0.021542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497557" calcext:value-type="float">
            <text:p>0.9497557</text:p>
          </table:table-cell>
          <table:table-cell office:value-type="float" office:value="0.00260076" calcext:value-type="float">
            <text:p>0.00260076</text:p>
          </table:table-cell>
          <table:table-cell office:value-type="float" office:value="0.0381235" calcext:value-type="float">
            <text:p>0.0381235</text:p>
          </table:table-cell>
          <table:table-cell office:value-type="float" office:value="0.00952004" calcext:value-type="float">
            <text:p>0.00952004</text:p>
          </table:table-cell>
          <table:table-cell office:value-type="float" office:value="0.00425273" calcext:value-type="float">
            <text:p>0.00425273</text:p>
          </table:table-cell>
          <table:table-cell office:value-type="float" office:value="0.97533508" calcext:value-type="float">
            <text:p>0.97533508</text:p>
          </table:table-cell>
          <table:table-cell office:value-type="float" office:value="0.000000000003072" calcext:value-type="float">
            <text:p>3.07E-12</text:p>
          </table:table-cell>
          <table:table-cell office:value-type="float" office:value="0.02041219" calcext:value-type="float">
            <text:p>0.02041219</text:p>
          </table:table-cell>
          <table:table-cell office:value-type="float" office:value="0.00271659" calcext:value-type="float">
            <text:p>0.00271659</text:p>
          </table:table-cell>
          <table:table-cell office:value-type="float" office:value="0.00000000001739" calcext:value-type="float">
            <text:p>1.74E-11</text:p>
          </table:table-cell>
          <table:table-cell office:value-type="float" office:value="0.97426834" calcext:value-type="float">
            <text:p>0.97426834</text:p>
          </table:table-cell>
          <table:table-cell office:value-type="float" office:value="0.02301507" calcext:value-type="float">
            <text:p>0.023015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4521166" calcext:value-type="float">
            <text:p>0.94521166</text:p>
          </table:table-cell>
          <table:table-cell office:value-type="float" office:value="0.00274865" calcext:value-type="float">
            <text:p>0.00274865</text:p>
          </table:table-cell>
          <table:table-cell office:value-type="float" office:value="0.04105664" calcext:value-type="float">
            <text:p>0.04105664</text:p>
          </table:table-cell>
          <table:table-cell office:value-type="float" office:value="0.01098305" calcext:value-type="float">
            <text:p>0.01098305</text:p>
          </table:table-cell>
          <table:table-cell office:value-type="float" office:value="0.00399818" calcext:value-type="float">
            <text:p>0.00399818</text:p>
          </table:table-cell>
          <table:table-cell office:value-type="float" office:value="0.97375585" calcext:value-type="float">
            <text:p>0.97375585</text:p>
          </table:table-cell>
          <table:table-cell office:value-type="float" office:value="0.000000000003125" calcext:value-type="float">
            <text:p>3.13E-12</text:p>
          </table:table-cell>
          <table:table-cell office:value-type="float" office:value="0.02224597" calcext:value-type="float">
            <text:p>0.02224597</text:p>
          </table:table-cell>
          <table:table-cell office:value-type="float" office:value="0.00250685" calcext:value-type="float">
            <text:p>0.00250685</text:p>
          </table:table-cell>
          <table:table-cell office:value-type="float" office:value="0.00000000001704" calcext:value-type="float">
            <text:p>1.70E-11</text:p>
          </table:table-cell>
          <table:table-cell office:value-type="float" office:value="0.97287341" calcext:value-type="float">
            <text:p>0.97287341</text:p>
          </table:table-cell>
          <table:table-cell office:value-type="float" office:value="0.02461974" calcext:value-type="float">
            <text:p>0.024619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4032858" calcext:value-type="float">
            <text:p>0.94032858</text:p>
          </table:table-cell>
          <table:table-cell office:value-type="float" office:value="0.00290094" calcext:value-type="float">
            <text:p>0.00290094</text:p>
          </table:table-cell>
          <table:table-cell office:value-type="float" office:value="0.04411118" calcext:value-type="float">
            <text:p>0.04411118</text:p>
          </table:table-cell>
          <table:table-cell office:value-type="float" office:value="0.0126593" calcext:value-type="float">
            <text:p>0.0126593</text:p>
          </table:table-cell>
          <table:table-cell office:value-type="float" office:value="0.00376187" calcext:value-type="float">
            <text:p>0.00376187</text:p>
          </table:table-cell>
          <table:table-cell office:value-type="float" office:value="0.97198714" calcext:value-type="float">
            <text:p>0.97198714</text:p>
          </table:table-cell>
          <table:table-cell office:value-type="float" office:value="0.000000000003175" calcext:value-type="float">
            <text:p>3.18E-12</text:p>
          </table:table-cell>
          <table:table-cell office:value-type="float" office:value="0.02425098" calcext:value-type="float">
            <text:p>0.02425098</text:p>
          </table:table-cell>
          <table:table-cell office:value-type="float" office:value="0.00231748" calcext:value-type="float">
            <text:p>0.00231748</text:p>
          </table:table-cell>
          <table:table-cell office:value-type="float" office:value="0.00000000001671" calcext:value-type="float">
            <text:p>1.67E-11</text:p>
          </table:table-cell>
          <table:table-cell office:value-type="float" office:value="0.97131266" calcext:value-type="float">
            <text:p>0.97131266</text:p>
          </table:table-cell>
          <table:table-cell office:value-type="float" office:value="0.02636985" calcext:value-type="float">
            <text:p>0.02636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3508519" calcext:value-type="float">
            <text:p>0.93508519</text:p>
          </table:table-cell>
          <table:table-cell office:value-type="float" office:value="0.00305736" calcext:value-type="float">
            <text:p>0.00305736</text:p>
          </table:table-cell>
          <table:table-cell office:value-type="float" office:value="0.04727984" calcext:value-type="float">
            <text:p>0.04727984</text:p>
          </table:table-cell>
          <table:table-cell office:value-type="float" office:value="0.01457761" calcext:value-type="float">
            <text:p>0.01457761</text:p>
          </table:table-cell>
          <table:table-cell office:value-type="float" office:value="0.00354231" calcext:value-type="float">
            <text:p>0.00354231</text:p>
          </table:table-cell>
          <table:table-cell office:value-type="float" office:value="0.97001435" calcext:value-type="float">
            <text:p>0.97001435</text:p>
          </table:table-cell>
          <table:table-cell office:value-type="float" office:value="0.000000000003223" calcext:value-type="float">
            <text:p>3.22E-12</text:p>
          </table:table-cell>
          <table:table-cell office:value-type="float" office:value="0.02644335" calcext:value-type="float">
            <text:p>0.02644335</text:p>
          </table:table-cell>
          <table:table-cell office:value-type="float" office:value="0.00214626" calcext:value-type="float">
            <text:p>0.00214626</text:p>
          </table:table-cell>
          <table:table-cell office:value-type="float" office:value="0.0000000000164" calcext:value-type="float">
            <text:p>1.64E-11</text:p>
          </table:table-cell>
          <table:table-cell office:value-type="float" office:value="0.96957377" calcext:value-type="float">
            <text:p>0.96957377</text:p>
          </table:table-cell>
          <table:table-cell office:value-type="float" office:value="0.02827997" calcext:value-type="float">
            <text:p>0.028279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945861" calcext:value-type="float">
            <text:p>0.92945861</text:p>
          </table:table-cell>
          <table:table-cell office:value-type="float" office:value="0.00321757" calcext:value-type="float">
            <text:p>0.00321757</text:p>
          </table:table-cell>
          <table:table-cell office:value-type="float" office:value="0.05055356" calcext:value-type="float">
            <text:p>0.05055356</text:p>
          </table:table-cell>
          <table:table-cell office:value-type="float" office:value="0.01677025" calcext:value-type="float">
            <text:p>0.01677025</text:p>
          </table:table-cell>
          <table:table-cell office:value-type="float" office:value="0.0033381" calcext:value-type="float">
            <text:p>0.0033381</text:p>
          </table:table-cell>
          <table:table-cell office:value-type="float" office:value="0.96782127" calcext:value-type="float">
            <text:p>0.96782127</text:p>
          </table:table-cell>
          <table:table-cell office:value-type="float" office:value="0.000000000003267" calcext:value-type="float">
            <text:p>3.27E-12</text:p>
          </table:table-cell>
          <table:table-cell office:value-type="float" office:value="0.02884063" calcext:value-type="float">
            <text:p>0.02884063</text:p>
          </table:table-cell>
          <table:table-cell office:value-type="float" office:value="0.00199122" calcext:value-type="float">
            <text:p>0.00199122</text:p>
          </table:table-cell>
          <table:table-cell office:value-type="float" office:value="0.00000000001611" calcext:value-type="float">
            <text:p>1.61E-11</text:p>
          </table:table-cell>
          <table:table-cell office:value-type="float" office:value="0.96764257" calcext:value-type="float">
            <text:p>0.96764257</text:p>
          </table:table-cell>
          <table:table-cell office:value-type="float" office:value="0.0303662" calcext:value-type="float">
            <text:p>0.03036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342421" calcext:value-type="float">
            <text:p>0.92342421</text:p>
          </table:table-cell>
          <table:table-cell office:value-type="float" office:value="0.00338119" calcext:value-type="float">
            <text:p>0.00338119</text:p>
          </table:table-cell>
          <table:table-cell office:value-type="float" office:value="0.05392138" calcext:value-type="float">
            <text:p>0.05392138</text:p>
          </table:table-cell>
          <table:table-cell office:value-type="float" office:value="0.01927322" calcext:value-type="float">
            <text:p>0.01927322</text:p>
          </table:table-cell>
          <table:table-cell office:value-type="float" office:value="0.00314802" calcext:value-type="float">
            <text:p>0.00314802</text:p>
          </table:table-cell>
          <table:table-cell office:value-type="float" office:value="0.96539004" calcext:value-type="float">
            <text:p>0.96539004</text:p>
          </table:table-cell>
          <table:table-cell office:value-type="float" office:value="0.000000000003308" calcext:value-type="float">
            <text:p>3.31E-12</text:p>
          </table:table-cell>
          <table:table-cell office:value-type="float" office:value="0.03146194" calcext:value-type="float">
            <text:p>0.03146194</text:p>
          </table:table-cell>
          <table:table-cell office:value-type="float" office:value="0.00185063" calcext:value-type="float">
            <text:p>0.00185063</text:p>
          </table:table-cell>
          <table:table-cell office:value-type="float" office:value="0.00000000001584" calcext:value-type="float">
            <text:p>1.58E-11</text:p>
          </table:table-cell>
          <table:table-cell office:value-type="float" office:value="0.96550302" calcext:value-type="float">
            <text:p>0.96550302</text:p>
          </table:table-cell>
          <table:table-cell office:value-type="float" office:value="0.03264635" calcext:value-type="float">
            <text:p>0.032646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1695539" calcext:value-type="float">
            <text:p>0.91695539</text:p>
          </table:table-cell>
          <table:table-cell office:value-type="float" office:value="0.00354776" calcext:value-type="float">
            <text:p>0.00354776</text:p>
          </table:table-cell>
          <table:table-cell office:value-type="float" office:value="0.0573703" calcext:value-type="float">
            <text:p>0.0573703</text:p>
          </table:table-cell>
          <table:table-cell office:value-type="float" office:value="0.02212655" calcext:value-type="float">
            <text:p>0.02212655</text:p>
          </table:table-cell>
          <table:table-cell office:value-type="float" office:value="0.0029709" calcext:value-type="float">
            <text:p>0.0029709</text:p>
          </table:table-cell>
          <table:table-cell office:value-type="float" office:value="0.96270104" calcext:value-type="float">
            <text:p>0.96270104</text:p>
          </table:table-cell>
          <table:table-cell office:value-type="float" office:value="0.000000000003345" calcext:value-type="float">
            <text:p>3.35E-12</text:p>
          </table:table-cell>
          <table:table-cell office:value-type="float" office:value="0.03432806" calcext:value-type="float">
            <text:p>0.03432806</text:p>
          </table:table-cell>
          <table:table-cell office:value-type="float" office:value="0.00172296" calcext:value-type="float">
            <text:p>0.00172296</text:p>
          </table:table-cell>
          <table:table-cell office:value-type="float" office:value="0.00000000001558" calcext:value-type="float">
            <text:p>1.56E-11</text:p>
          </table:table-cell>
          <table:table-cell office:value-type="float" office:value="0.96313699" calcext:value-type="float">
            <text:p>0.96313699</text:p>
          </table:table-cell>
          <table:table-cell office:value-type="float" office:value="0.03514005" calcext:value-type="float">
            <text:p>0.035140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1002342" calcext:value-type="float">
            <text:p>0.91002342</text:p>
          </table:table-cell>
          <table:table-cell office:value-type="float" office:value="0.00371675" calcext:value-type="float">
            <text:p>0.00371675</text:p>
          </table:table-cell>
          <table:table-cell office:value-type="float" office:value="0.0608852" calcext:value-type="float">
            <text:p>0.0608852</text:p>
          </table:table-cell>
          <table:table-cell office:value-type="float" office:value="0.02537463" calcext:value-type="float">
            <text:p>0.02537463</text:p>
          </table:table-cell>
          <table:table-cell office:value-type="float" office:value="0.00280571" calcext:value-type="float">
            <text:p>0.00280571</text:p>
          </table:table-cell>
          <table:table-cell office:value-type="float" office:value="0.9597328" calcext:value-type="float">
            <text:p>0.9597328</text:p>
          </table:table-cell>
          <table:table-cell office:value-type="float" office:value="0.000000000003378" calcext:value-type="float">
            <text:p>3.38E-12</text:p>
          </table:table-cell>
          <table:table-cell office:value-type="float" office:value="0.03746149" calcext:value-type="float">
            <text:p>0.03746149</text:p>
          </table:table-cell>
          <table:table-cell office:value-type="float" office:value="0.00160685" calcext:value-type="float">
            <text:p>0.00160685</text:p>
          </table:table-cell>
          <table:table-cell office:value-type="float" office:value="0.00000000001534" calcext:value-type="float">
            <text:p>1.53E-11</text:p>
          </table:table-cell>
          <table:table-cell office:value-type="float" office:value="0.96052413" calcext:value-type="float">
            <text:p>0.96052413</text:p>
          </table:table-cell>
          <table:table-cell office:value-type="float" office:value="0.03786901" calcext:value-type="float">
            <text:p>0.037869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0259724" calcext:value-type="float">
            <text:p>0.90259724</text:p>
          </table:table-cell>
          <table:table-cell office:value-type="float" office:value="0.00388755" calcext:value-type="float">
            <text:p>0.00388755</text:p>
          </table:table-cell>
          <table:table-cell office:value-type="float" office:value="0.06444876" calcext:value-type="float">
            <text:p>0.06444876</text:p>
          </table:table-cell>
          <table:table-cell office:value-type="float" office:value="0.02906645" calcext:value-type="float">
            <text:p>0.02906645</text:p>
          </table:table-cell>
          <table:table-cell office:value-type="float" office:value="0.00265148" calcext:value-type="float">
            <text:p>0.00265148</text:p>
          </table:table-cell>
          <table:table-cell office:value-type="float" office:value="0.9564619" calcext:value-type="float">
            <text:p>0.9564619</text:p>
          </table:table-cell>
          <table:table-cell office:value-type="float" office:value="0.000000000003407" calcext:value-type="float">
            <text:p>3.41E-12</text:p>
          </table:table-cell>
          <table:table-cell office:value-type="float" office:value="0.04088662" calcext:value-type="float">
            <text:p>0.04088662</text:p>
          </table:table-cell>
          <table:table-cell office:value-type="float" office:value="0.0015011" calcext:value-type="float">
            <text:p>0.0015011</text:p>
          </table:table-cell>
          <table:table-cell office:value-type="float" office:value="0.00000000001511" calcext:value-type="float">
            <text:p>1.51E-11</text:p>
          </table:table-cell>
          <table:table-cell office:value-type="float" office:value="0.95764174" calcext:value-type="float">
            <text:p>0.95764174</text:p>
          </table:table-cell>
          <table:table-cell office:value-type="float" office:value="0.04085716" calcext:value-type="float">
            <text:p>0.040857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9464332" calcext:value-type="float">
            <text:p>0.89464332</text:p>
          </table:table-cell>
          <table:table-cell office:value-type="float" office:value="0.00405949" calcext:value-type="float">
            <text:p>0.00405949</text:p>
          </table:table-cell>
          <table:table-cell office:value-type="float" office:value="0.06804137" calcext:value-type="float">
            <text:p>0.06804137</text:p>
          </table:table-cell>
          <table:table-cell office:value-type="float" office:value="0.03325583" calcext:value-type="float">
            <text:p>0.03325583</text:p>
          </table:table-cell>
          <table:table-cell office:value-type="float" office:value="0.00250733" calcext:value-type="float">
            <text:p>0.00250733</text:p>
          </table:table-cell>
          <table:table-cell office:value-type="float" office:value="0.9528629" calcext:value-type="float">
            <text:p>0.9528629</text:p>
          </table:table-cell>
          <table:table-cell office:value-type="float" office:value="0.000000000003431" calcext:value-type="float">
            <text:p>3.43E-12</text:p>
          </table:table-cell>
          <table:table-cell office:value-type="float" office:value="0.04462977" calcext:value-type="float">
            <text:p>0.04462977</text:p>
          </table:table-cell>
          <table:table-cell office:value-type="float" office:value="0.00140463" calcext:value-type="float">
            <text:p>0.00140463</text:p>
          </table:table-cell>
          <table:table-cell office:value-type="float" office:value="0.0000000000149" calcext:value-type="float">
            <text:p>1.49E-11</text:p>
          </table:table-cell>
          <table:table-cell office:value-type="float" office:value="0.95446453" calcext:value-type="float">
            <text:p>0.95446453</text:p>
          </table:table-cell>
          <table:table-cell office:value-type="float" office:value="0.04413084" calcext:value-type="float">
            <text:p>0.044130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8612555" calcext:value-type="float">
            <text:p>0.88612555</text:p>
          </table:table-cell>
          <table:table-cell office:value-type="float" office:value="0.00423178" calcext:value-type="float">
            <text:p>0.00423178</text:p>
          </table:table-cell>
          <table:table-cell office:value-type="float" office:value="0.07164106" calcext:value-type="float">
            <text:p>0.07164106</text:p>
          </table:table-cell>
          <table:table-cell office:value-type="float" office:value="0.03800161" calcext:value-type="float">
            <text:p>0.03800161</text:p>
          </table:table-cell>
          <table:table-cell office:value-type="float" office:value="0.00237246" calcext:value-type="float">
            <text:p>0.00237246</text:p>
          </table:table-cell>
          <table:table-cell office:value-type="float" office:value="0.94890824" calcext:value-type="float">
            <text:p>0.94890824</text:p>
          </table:table-cell>
          <table:table-cell office:value-type="float" office:value="0.000000000003451" calcext:value-type="float">
            <text:p>3.45E-12</text:p>
          </table:table-cell>
          <table:table-cell office:value-type="float" office:value="0.0487193" calcext:value-type="float">
            <text:p>0.0487193</text:p>
          </table:table-cell>
          <table:table-cell office:value-type="float" office:value="0.00131651" calcext:value-type="float">
            <text:p>0.00131651</text:p>
          </table:table-cell>
          <table:table-cell office:value-type="float" office:value="0.0000000000147" calcext:value-type="float">
            <text:p>1.47E-11</text:p>
          </table:table-cell>
          <table:table-cell office:value-type="float" office:value="0.95096442" calcext:value-type="float">
            <text:p>0.95096442</text:p>
          </table:table-cell>
          <table:table-cell office:value-type="float" office:value="0.04771907" calcext:value-type="float">
            <text:p>0.047719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700516" calcext:value-type="float">
            <text:p>0.87700516</text:p>
          </table:table-cell>
          <table:table-cell office:value-type="float" office:value="0.00440356" calcext:value-type="float">
            <text:p>0.00440356</text:p>
          </table:table-cell>
          <table:table-cell office:value-type="float" office:value="0.07522352" calcext:value-type="float">
            <text:p>0.07522352</text:p>
          </table:table-cell>
          <table:table-cell office:value-type="float" office:value="0.04336776" calcext:value-type="float">
            <text:p>0.04336776</text:p>
          </table:table-cell>
          <table:table-cell office:value-type="float" office:value="0.00224613" calcext:value-type="float">
            <text:p>0.00224613</text:p>
          </table:table-cell>
          <table:table-cell office:value-type="float" office:value="0.9445682" calcext:value-type="float">
            <text:p>0.9445682</text:p>
          </table:table-cell>
          <table:table-cell office:value-type="float" office:value="0.000000000003467" calcext:value-type="float">
            <text:p>3.47E-12</text:p>
          </table:table-cell>
          <table:table-cell office:value-type="float" office:value="0.05318567" calcext:value-type="float">
            <text:p>0.05318567</text:p>
          </table:table-cell>
          <table:table-cell office:value-type="float" office:value="0.00123588" calcext:value-type="float">
            <text:p>0.00123588</text:p>
          </table:table-cell>
          <table:table-cell office:value-type="float" office:value="0.00000000001451" calcext:value-type="float">
            <text:p>1.45E-11</text:p>
          </table:table-cell>
          <table:table-cell office:value-type="float" office:value="0.9471104" calcext:value-type="float">
            <text:p>0.9471104</text:p>
          </table:table-cell>
          <table:table-cell office:value-type="float" office:value="0.05165372" calcext:value-type="float">
            <text:p>0.051653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724078" calcext:value-type="float">
            <text:p>0.86724078</text:p>
          </table:table-cell>
          <table:table-cell office:value-type="float" office:value="0.00457385" calcext:value-type="float">
            <text:p>0.00457385</text:p>
          </table:table-cell>
          <table:table-cell office:value-type="float" office:value="0.07876207" calcext:value-type="float">
            <text:p>0.07876207</text:p>
          </table:table-cell>
          <table:table-cell office:value-type="float" office:value="0.0494233" calcext:value-type="float">
            <text:p>0.0494233</text:p>
          </table:table-cell>
          <table:table-cell office:value-type="float" office:value="0.00212765" calcext:value-type="float">
            <text:p>0.00212765</text:p>
          </table:table-cell>
          <table:table-cell office:value-type="float" office:value="0.93981086" calcext:value-type="float">
            <text:p>0.93981086</text:p>
          </table:table-cell>
          <table:table-cell office:value-type="float" office:value="0.000000000003477" calcext:value-type="float">
            <text:p>3.48E-12</text:p>
          </table:table-cell>
          <table:table-cell office:value-type="float" office:value="0.05806149" calcext:value-type="float">
            <text:p>0.05806149</text:p>
          </table:table-cell>
          <table:table-cell office:value-type="float" office:value="0.00116198" calcext:value-type="float">
            <text:p>0.00116198</text:p>
          </table:table-cell>
          <table:table-cell office:value-type="float" office:value="0.00000000001433" calcext:value-type="float">
            <text:p>1.43E-11</text:p>
          </table:table-cell>
          <table:table-cell office:value-type="float" office:value="0.94286827" calcext:value-type="float">
            <text:p>0.94286827</text:p>
          </table:table-cell>
          <table:table-cell office:value-type="float" office:value="0.05596974" calcext:value-type="float">
            <text:p>0.055969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5678856" calcext:value-type="float">
            <text:p>0.85678856</text:p>
          </table:table-cell>
          <table:table-cell office:value-type="float" office:value="0.00474159" calcext:value-type="float">
            <text:p>0.00474159</text:p>
          </table:table-cell>
          <table:table-cell office:value-type="float" office:value="0.08222769" calcext:value-type="float">
            <text:p>0.08222769</text:p>
          </table:table-cell>
          <table:table-cell office:value-type="float" office:value="0.05624216" calcext:value-type="float">
            <text:p>0.05624216</text:p>
          </table:table-cell>
          <table:table-cell office:value-type="float" office:value="0.00201641" calcext:value-type="float">
            <text:p>0.00201641</text:p>
          </table:table-cell>
          <table:table-cell office:value-type="float" office:value="0.93460207" calcext:value-type="float">
            <text:p>0.93460207</text:p>
          </table:table-cell>
          <table:table-cell office:value-type="float" office:value="0.000000000003482" calcext:value-type="float">
            <text:p>3.48E-12</text:p>
          </table:table-cell>
          <table:table-cell office:value-type="float" office:value="0.06338152" calcext:value-type="float">
            <text:p>0.06338152</text:p>
          </table:table-cell>
          <table:table-cell office:value-type="float" office:value="0.00109415" calcext:value-type="float">
            <text:p>0.00109415</text:p>
          </table:table-cell>
          <table:table-cell office:value-type="float" office:value="0.00000000001416" calcext:value-type="float">
            <text:p>1.42E-11</text:p>
          </table:table-cell>
          <table:table-cell office:value-type="float" office:value="0.93820047" calcext:value-type="float">
            <text:p>0.93820047</text:p>
          </table:table-cell>
          <table:table-cell office:value-type="float" office:value="0.06070538" calcext:value-type="float">
            <text:p>0.06070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4560243" calcext:value-type="float">
            <text:p>0.84560243</text:p>
          </table:table-cell>
          <table:table-cell office:value-type="float" office:value="0.0049056" calcext:value-type="float">
            <text:p>0.0049056</text:p>
          </table:table-cell>
          <table:table-cell office:value-type="float" office:value="0.08558917" calcext:value-type="float">
            <text:p>0.08558917</text:p>
          </table:table-cell>
          <table:table-cell office:value-type="float" office:value="0.0639028" calcext:value-type="float">
            <text:p>0.0639028</text:p>
          </table:table-cell>
          <table:table-cell office:value-type="float" office:value="0.00191183" calcext:value-type="float">
            <text:p>0.00191183</text:p>
          </table:table-cell>
          <table:table-cell office:value-type="float" office:value="0.92890546" calcext:value-type="float">
            <text:p>0.92890546</text:p>
          </table:table-cell>
          <table:table-cell office:value-type="float" office:value="0.000000000003482" calcext:value-type="float">
            <text:p>3.48E-12</text:p>
          </table:table-cell>
          <table:table-cell office:value-type="float" office:value="0.06918271" calcext:value-type="float">
            <text:p>0.06918271</text:p>
          </table:table-cell>
          <table:table-cell office:value-type="float" office:value="0.00103178" calcext:value-type="float">
            <text:p>0.00103178</text:p>
          </table:table-cell>
          <table:table-cell office:value-type="float" office:value="0.00000000001399" calcext:value-type="float">
            <text:p>1.40E-11</text:p>
          </table:table-cell>
          <table:table-cell office:value-type="float" office:value="0.93306585" calcext:value-type="float">
            <text:p>0.93306585</text:p>
          </table:table-cell>
          <table:table-cell office:value-type="float" office:value="0.06590238" calcext:value-type="float">
            <text:p>0.06590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3363457" calcext:value-type="float">
            <text:p>0.83363457</text:p>
          </table:table-cell>
          <table:table-cell office:value-type="float" office:value="0.00506458" calcext:value-type="float">
            <text:p>0.00506458</text:p>
          </table:table-cell>
          <table:table-cell office:value-type="float" office:value="0.08881321" calcext:value-type="float">
            <text:p>0.08881321</text:p>
          </table:table-cell>
          <table:table-cell office:value-type="float" office:value="0.07248763" calcext:value-type="float">
            <text:p>0.07248763</text:p>
          </table:table-cell>
          <table:table-cell office:value-type="float" office:value="0.00181337" calcext:value-type="float">
            <text:p>0.00181337</text:p>
          </table:table-cell>
          <table:table-cell office:value-type="float" office:value="0.92268255" calcext:value-type="float">
            <text:p>0.92268255</text:p>
          </table:table-cell>
          <table:table-cell office:value-type="float" office:value="0.000000000003476" calcext:value-type="float">
            <text:p>3.48E-12</text:p>
          </table:table-cell>
          <table:table-cell office:value-type="float" office:value="0.07550407" calcext:value-type="float">
            <text:p>0.07550407</text:p>
          </table:table-cell>
          <table:table-cell office:value-type="float" office:value="0.00097432" calcext:value-type="float">
            <text:p>0.00097432</text:p>
          </table:table-cell>
          <table:table-cell office:value-type="float" office:value="0.00000000001384" calcext:value-type="float">
            <text:p>1.38E-11</text:p>
          </table:table-cell>
          <table:table-cell office:value-type="float" office:value="0.92741955" calcext:value-type="float">
            <text:p>0.92741955</text:p>
          </table:table-cell>
          <table:table-cell office:value-type="float" office:value="0.07160614" calcext:value-type="float">
            <text:p>0.071606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2083608" calcext:value-type="float">
            <text:p>0.82083608</text:p>
          </table:table-cell>
          <table:table-cell office:value-type="float" office:value="0.00521716" calcext:value-type="float">
            <text:p>0.00521716</text:p>
          </table:table-cell>
          <table:table-cell office:value-type="float" office:value="0.09186471" calcext:value-type="float">
            <text:p>0.09186471</text:p>
          </table:table-cell>
          <table:table-cell office:value-type="float" office:value="0.08208205" calcext:value-type="float">
            <text:p>0.08208205</text:p>
          </table:table-cell>
          <table:table-cell office:value-type="float" office:value="0.00172056" calcext:value-type="float">
            <text:p>0.00172056</text:p>
          </table:table-cell>
          <table:table-cell office:value-type="float" office:value="0.91589283" calcext:value-type="float">
            <text:p>0.91589283</text:p>
          </table:table-cell>
          <table:table-cell office:value-type="float" office:value="0.000000000003465" calcext:value-type="float">
            <text:p>3.47E-12</text:p>
          </table:table-cell>
          <table:table-cell office:value-type="float" office:value="0.08238661" calcext:value-type="float">
            <text:p>0.08238661</text:p>
          </table:table-cell>
          <table:table-cell office:value-type="float" office:value="0.00092129" calcext:value-type="float">
            <text:p>0.00092129</text:p>
          </table:table-cell>
          <table:table-cell office:value-type="float" office:value="0.00000000001369" calcext:value-type="float">
            <text:p>1.37E-11</text:p>
          </table:table-cell>
          <table:table-cell office:value-type="float" office:value="0.92121284" calcext:value-type="float">
            <text:p>0.92121284</text:p>
          </table:table-cell>
          <table:table-cell office:value-type="float" office:value="0.07786587" calcext:value-type="float">
            <text:p>0.077865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0715784" calcext:value-type="float">
            <text:p>0.80715784</text:p>
          </table:table-cell>
          <table:table-cell office:value-type="float" office:value="0.00536183" calcext:value-type="float">
            <text:p>0.00536183</text:p>
          </table:table-cell>
          <table:table-cell office:value-type="float" office:value="0.09470704" calcext:value-type="float">
            <text:p>0.09470704</text:p>
          </table:table-cell>
          <table:table-cell office:value-type="float" office:value="0.09277329" calcext:value-type="float">
            <text:p>0.09277329</text:p>
          </table:table-cell>
          <table:table-cell office:value-type="float" office:value="0.00163294" calcext:value-type="float">
            <text:p>0.00163294</text:p>
          </table:table-cell>
          <table:table-cell office:value-type="float" office:value="0.90849394" calcext:value-type="float">
            <text:p>0.90849394</text:p>
          </table:table-cell>
          <table:table-cell office:value-type="float" office:value="0.000000000003448" calcext:value-type="float">
            <text:p>3.45E-12</text:p>
          </table:table-cell>
          <table:table-cell office:value-type="float" office:value="0.08987312" calcext:value-type="float">
            <text:p>0.08987312</text:p>
          </table:table-cell>
          <table:table-cell office:value-type="float" office:value="0.00087224" calcext:value-type="float">
            <text:p>0.00087224</text:p>
          </table:table-cell>
          <table:table-cell office:value-type="float" office:value="0.00000000001355" calcext:value-type="float">
            <text:p>1.36E-11</text:p>
          </table:table-cell>
          <table:table-cell office:value-type="float" office:value="0.91439306" calcext:value-type="float">
            <text:p>0.91439306</text:p>
          </table:table-cell>
          <table:table-cell office:value-type="float" office:value="0.0847347" calcext:value-type="float">
            <text:p>0.08473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9255176" calcext:value-type="float">
            <text:p>0.79255176</text:p>
          </table:table-cell>
          <table:table-cell office:value-type="float" office:value="0.00549701" calcext:value-type="float">
            <text:p>0.00549701</text:p>
          </table:table-cell>
          <table:table-cell office:value-type="float" office:value="0.09730252" calcext:value-type="float">
            <text:p>0.09730252</text:p>
          </table:table-cell>
          <table:table-cell office:value-type="float" office:value="0.10464872" calcext:value-type="float">
            <text:p>0.10464872</text:p>
          </table:table-cell>
          <table:table-cell office:value-type="float" office:value="0.0015501" calcext:value-type="float">
            <text:p>0.0015501</text:p>
          </table:table-cell>
          <table:table-cell office:value-type="float" office:value="0.90044198" calcext:value-type="float">
            <text:p>0.90044198</text:p>
          </table:table-cell>
          <table:table-cell office:value-type="float" office:value="0.000000000003424" calcext:value-type="float">
            <text:p>3.42E-12</text:p>
          </table:table-cell>
          <table:table-cell office:value-type="float" office:value="0.09800792" calcext:value-type="float">
            <text:p>0.09800792</text:p>
          </table:table-cell>
          <table:table-cell office:value-type="float" office:value="0.00082678" calcext:value-type="float">
            <text:p>0.00082678</text:p>
          </table:table-cell>
          <table:table-cell office:value-type="float" office:value="0.00000000001341" calcext:value-type="float">
            <text:p>1.34E-11</text:p>
          </table:table-cell>
          <table:table-cell office:value-type="float" office:value="0.90690362" calcext:value-type="float">
            <text:p>0.90690362</text:p>
          </table:table-cell>
          <table:table-cell office:value-type="float" office:value="0.0922696" calcext:value-type="float">
            <text:p>0.09226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697219" calcext:value-type="float">
            <text:p>0.77697219</text:p>
          </table:table-cell>
          <table:table-cell office:value-type="float" office:value="0.00562103" calcext:value-type="float">
            <text:p>0.00562103</text:p>
          </table:table-cell>
          <table:table-cell office:value-type="float" office:value="0.09961292" calcext:value-type="float">
            <text:p>0.09961292</text:p>
          </table:table-cell>
          <table:table-cell office:value-type="float" office:value="0.11779386" calcext:value-type="float">
            <text:p>0.11779386</text:p>
          </table:table-cell>
          <table:table-cell office:value-type="float" office:value="0.00147166" calcext:value-type="float">
            <text:p>0.00147166</text:p>
          </table:table-cell>
          <table:table-cell office:value-type="float" office:value="0.89169181" calcext:value-type="float">
            <text:p>0.89169181</text:p>
          </table:table-cell>
          <table:table-cell office:value-type="float" office:value="0.000000000003395" calcext:value-type="float">
            <text:p>3.40E-12</text:p>
          </table:table-cell>
          <table:table-cell office:value-type="float" office:value="0.10683653" calcext:value-type="float">
            <text:p>0.10683653</text:p>
          </table:table-cell>
          <table:table-cell office:value-type="float" office:value="0.00078456" calcext:value-type="float">
            <text:p>0.00078456</text:p>
          </table:table-cell>
          <table:table-cell office:value-type="float" office:value="0.00000000001327" calcext:value-type="float">
            <text:p>1.33E-11</text:p>
          </table:table-cell>
          <table:table-cell office:value-type="float" office:value="0.89868406" calcext:value-type="float">
            <text:p>0.89868406</text:p>
          </table:table-cell>
          <table:table-cell office:value-type="float" office:value="0.10053139" calcext:value-type="float">
            <text:p>0.100531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037778" calcext:value-type="float">
            <text:p>0.76037778</text:p>
          </table:table-cell>
          <table:table-cell office:value-type="float" office:value="0.00573216" calcext:value-type="float">
            <text:p>0.00573216</text:p>
          </table:table-cell>
          <table:table-cell office:value-type="float" office:value="0.10160019" calcext:value-type="float">
            <text:p>0.10160019</text:p>
          </table:table-cell>
          <table:table-cell office:value-type="float" office:value="0.13228987" calcext:value-type="float">
            <text:p>0.13228987</text:p>
          </table:table-cell>
          <table:table-cell office:value-type="float" office:value="0.00139727" calcext:value-type="float">
            <text:p>0.00139727</text:p>
          </table:table-cell>
          <table:table-cell office:value-type="float" office:value="0.88219755" calcext:value-type="float">
            <text:p>0.88219755</text:p>
          </table:table-cell>
          <table:table-cell office:value-type="float" office:value="0.00000000000336" calcext:value-type="float">
            <text:p>3.36E-12</text:p>
          </table:table-cell>
          <table:table-cell office:value-type="float" office:value="0.11640518" calcext:value-type="float">
            <text:p>0.11640518</text:p>
          </table:table-cell>
          <table:table-cell office:value-type="float" office:value="0.00074523" calcext:value-type="float">
            <text:p>0.00074523</text:p>
          </table:table-cell>
          <table:table-cell office:value-type="float" office:value="0.00000000001313" calcext:value-type="float">
            <text:p>1.31E-11</text:p>
          </table:table-cell>
          <table:table-cell office:value-type="float" office:value="0.88967034" calcext:value-type="float">
            <text:p>0.88967034</text:p>
          </table:table-cell>
          <table:table-cell office:value-type="float" office:value="0.10958443" calcext:value-type="float">
            <text:p>0.109584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4273353" calcext:value-type="float">
            <text:p>0.74273353</text:p>
          </table:table-cell>
          <table:table-cell office:value-type="float" office:value="0.00582864" calcext:value-type="float">
            <text:p>0.00582864</text:p>
          </table:table-cell>
          <table:table-cell office:value-type="float" office:value="0.1032272" calcext:value-type="float">
            <text:p>0.1032272</text:p>
          </table:table-cell>
          <table:table-cell office:value-type="float" office:value="0.14821062" calcext:value-type="float">
            <text:p>0.14821062</text:p>
          </table:table-cell>
          <table:table-cell office:value-type="float" office:value="0.0013266" calcext:value-type="float">
            <text:p>0.0013266</text:p>
          </table:table-cell>
          <table:table-cell office:value-type="float" office:value="0.87191317" calcext:value-type="float">
            <text:p>0.87191317</text:p>
          </table:table-cell>
          <table:table-cell office:value-type="float" office:value="0.000000000003318" calcext:value-type="float">
            <text:p>3.32E-12</text:p>
          </table:table-cell>
          <table:table-cell office:value-type="float" office:value="0.12676023" calcext:value-type="float">
            <text:p>0.12676023</text:p>
          </table:table-cell>
          <table:table-cell office:value-type="float" office:value="0.00070851" calcext:value-type="float">
            <text:p>0.00070851</text:p>
          </table:table-cell>
          <table:table-cell office:value-type="float" office:value="0.000000000013" calcext:value-type="float">
            <text:p>1.30E-11</text:p>
          </table:table-cell>
          <table:table-cell office:value-type="float" office:value="0.87979519" calcext:value-type="float">
            <text:p>0.87979519</text:p>
          </table:table-cell>
          <table:table-cell office:value-type="float" office:value="0.11949629" calcext:value-type="float">
            <text:p>0.1194962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401321" calcext:value-type="float">
            <text:p>0.72401321</text:p>
          </table:table-cell>
          <table:table-cell office:value-type="float" office:value="0.00590873" calcext:value-type="float">
            <text:p>0.00590873</text:p>
          </table:table-cell>
          <table:table-cell office:value-type="float" office:value="0.10445874" calcext:value-type="float">
            <text:p>0.10445874</text:p>
          </table:table-cell>
          <table:table-cell office:value-type="float" office:value="0.16561933" calcext:value-type="float">
            <text:p>0.16561933</text:p>
          </table:table-cell>
          <table:table-cell office:value-type="float" office:value="0.00125937" calcext:value-type="float">
            <text:p>0.00125937</text:p>
          </table:table-cell>
          <table:table-cell office:value-type="float" office:value="0.86079314" calcext:value-type="float">
            <text:p>0.86079314</text:p>
          </table:table-cell>
          <table:table-cell office:value-type="float" office:value="0.00000000000327" calcext:value-type="float">
            <text:p>3.27E-12</text:p>
          </table:table-cell>
          <table:table-cell office:value-type="float" office:value="0.13794749" calcext:value-type="float">
            <text:p>0.13794749</text:p>
          </table:table-cell>
          <table:table-cell office:value-type="float" office:value="0.00067413" calcext:value-type="float">
            <text:p>0.00067413</text:p>
          </table:table-cell>
          <table:table-cell office:value-type="float" office:value="0.00000000001286" calcext:value-type="float">
            <text:p>1.29E-11</text:p>
          </table:table-cell>
          <table:table-cell office:value-type="float" office:value="0.86898876" calcext:value-type="float">
            <text:p>0.86898876</text:p>
          </table:table-cell>
          <table:table-cell office:value-type="float" office:value="0.13033711" calcext:value-type="float">
            <text:p>0.130337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0420192" calcext:value-type="float">
            <text:p>0.70420192</text:p>
          </table:table-cell>
          <table:table-cell office:value-type="float" office:value="0.00597069" calcext:value-type="float">
            <text:p>0.00597069</text:p>
          </table:table-cell>
          <table:table-cell office:value-type="float" office:value="0.10526252" calcext:value-type="float">
            <text:p>0.10526252</text:p>
          </table:table-cell>
          <table:table-cell office:value-type="float" office:value="0.18456487" calcext:value-type="float">
            <text:p>0.18456487</text:p>
          </table:table-cell>
          <table:table-cell office:value-type="float" office:value="0.0011953" calcext:value-type="float">
            <text:p>0.0011953</text:p>
          </table:table-cell>
          <table:table-cell office:value-type="float" office:value="0.84879337" calcext:value-type="float">
            <text:p>0.84879337</text:p>
          </table:table-cell>
          <table:table-cell office:value-type="float" office:value="0.000000000003215" calcext:value-type="float">
            <text:p>3.22E-12</text:p>
          </table:table-cell>
          <table:table-cell office:value-type="float" office:value="0.15001133" calcext:value-type="float">
            <text:p>0.15001133</text:p>
          </table:table-cell>
          <table:table-cell office:value-type="float" office:value="0.00064183" calcext:value-type="float">
            <text:p>0.00064183</text:p>
          </table:table-cell>
          <table:table-cell office:value-type="float" office:value="0.00000000001272" calcext:value-type="float">
            <text:p>1.27E-11</text:p>
          </table:table-cell>
          <table:table-cell office:value-type="float" office:value="0.85717941" calcext:value-type="float">
            <text:p>0.85717941</text:p>
          </table:table-cell>
          <table:table-cell office:value-type="float" office:value="0.14217876" calcext:value-type="float">
            <text:p>0.14217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8329878" calcext:value-type="float">
            <text:p>0.68329878</text:p>
          </table:table-cell>
          <table:table-cell office:value-type="float" office:value="0.00601292" calcext:value-type="float">
            <text:p>0.00601292</text:p>
          </table:table-cell>
          <table:table-cell office:value-type="float" office:value="0.10561037" calcext:value-type="float">
            <text:p>0.10561037</text:p>
          </table:table-cell>
          <table:table-cell office:value-type="float" office:value="0.20507793" calcext:value-type="float">
            <text:p>0.20507793</text:p>
          </table:table-cell>
          <table:table-cell office:value-type="float" office:value="0.00113414" calcext:value-type="float">
            <text:p>0.00113414</text:p>
          </table:table-cell>
          <table:table-cell office:value-type="float" office:value="0.83587212" calcext:value-type="float">
            <text:p>0.83587212</text:p>
          </table:table-cell>
          <table:table-cell office:value-type="float" office:value="0.000000000003154" calcext:value-type="float">
            <text:p>3.15E-12</text:p>
          </table:table-cell>
          <table:table-cell office:value-type="float" office:value="0.16299374" calcext:value-type="float">
            <text:p>0.16299374</text:p>
          </table:table-cell>
          <table:table-cell office:value-type="float" office:value="0.0006114" calcext:value-type="float">
            <text:p>0.0006114</text:p>
          </table:table-cell>
          <table:table-cell office:value-type="float" office:value="0.00000000001258" calcext:value-type="float">
            <text:p>1.26E-11</text:p>
          </table:table-cell>
          <table:table-cell office:value-type="float" office:value="0.84429489" calcext:value-type="float">
            <text:p>0.84429489</text:p>
          </table:table-cell>
          <table:table-cell office:value-type="float" office:value="0.15509371" calcext:value-type="float">
            <text:p>0.155093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131962" calcext:value-type="float">
            <text:p>0.66131962</text:p>
          </table:table-cell>
          <table:table-cell office:value-type="float" office:value="0.00603394" calcext:value-type="float">
            <text:p>0.00603394</text:p>
          </table:table-cell>
          <table:table-cell office:value-type="float" office:value="0.10547945" calcext:value-type="float">
            <text:p>0.10547945</text:p>
          </table:table-cell>
          <table:table-cell office:value-type="float" office:value="0.22716699" calcext:value-type="float">
            <text:p>0.22716699</text:p>
          </table:table-cell>
          <table:table-cell office:value-type="float" office:value="0.00107567" calcext:value-type="float">
            <text:p>0.00107567</text:p>
          </table:table-cell>
          <table:table-cell office:value-type="float" office:value="0.82199122" calcext:value-type="float">
            <text:p>0.82199122</text:p>
          </table:table-cell>
          <table:table-cell office:value-type="float" office:value="0.000000000003087" calcext:value-type="float">
            <text:p>3.09E-12</text:p>
          </table:table-cell>
          <table:table-cell office:value-type="float" office:value="0.17693311" calcext:value-type="float">
            <text:p>0.17693311</text:p>
          </table:table-cell>
          <table:table-cell office:value-type="float" office:value="0.00058262" calcext:value-type="float">
            <text:p>0.00058262</text:p>
          </table:table-cell>
          <table:table-cell office:value-type="float" office:value="0.00000000001243" calcext:value-type="float">
            <text:p>1.24E-11</text:p>
          </table:table-cell>
          <table:table-cell office:value-type="float" office:value="0.83026382" calcext:value-type="float">
            <text:p>0.83026382</text:p>
          </table:table-cell>
          <table:table-cell office:value-type="float" office:value="0.16915356" calcext:value-type="float">
            <text:p>0.169153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3829945" calcext:value-type="float">
            <text:p>0.63829945</text:p>
          </table:table-cell>
          <table:table-cell office:value-type="float" office:value="0.00603248" calcext:value-type="float">
            <text:p>0.00603248</text:p>
          </table:table-cell>
          <table:table-cell office:value-type="float" office:value="0.10485341" calcext:value-type="float">
            <text:p>0.10485341</text:p>
          </table:table-cell>
          <table:table-cell office:value-type="float" office:value="0.25081466" calcext:value-type="float">
            <text:p>0.25081466</text:p>
          </table:table-cell>
          <table:table-cell office:value-type="float" office:value="0.00101969" calcext:value-type="float">
            <text:p>0.00101969</text:p>
          </table:table-cell>
          <table:table-cell office:value-type="float" office:value="0.80711727" calcext:value-type="float">
            <text:p>0.80711727</text:p>
          </table:table-cell>
          <table:table-cell office:value-type="float" office:value="0.000000000003014" calcext:value-type="float">
            <text:p>3.01E-12</text:p>
          </table:table-cell>
          <table:table-cell office:value-type="float" office:value="0.19186304" calcext:value-type="float">
            <text:p>0.19186304</text:p>
          </table:table-cell>
          <table:table-cell office:value-type="float" office:value="0.00055531" calcext:value-type="float">
            <text:p>0.00055531</text:p>
          </table:table-cell>
          <table:table-cell office:value-type="float" office:value="0.00000000001227" calcext:value-type="float">
            <text:p>1.23E-11</text:p>
          </table:table-cell>
          <table:table-cell office:value-type="float" office:value="0.8150175" calcext:value-type="float">
            <text:p>0.8150175</text:p>
          </table:table-cell>
          <table:table-cell office:value-type="float" office:value="0.18442719" calcext:value-type="float">
            <text:p>0.184427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29447" calcext:value-type="float">
            <text:p>0.61429447</text:p>
          </table:table-cell>
          <table:table-cell office:value-type="float" office:value="0.00600755" calcext:value-type="float">
            <text:p>0.00600755</text:p>
          </table:table-cell>
          <table:table-cell office:value-type="float" office:value="0.10372358" calcext:value-type="float">
            <text:p>0.10372358</text:p>
          </table:table-cell>
          <table:table-cell office:value-type="float" office:value="0.2759744" calcext:value-type="float">
            <text:p>0.2759744</text:p>
          </table:table-cell>
          <table:table-cell office:value-type="float" office:value="0.00096601" calcext:value-type="float">
            <text:p>0.00096601</text:p>
          </table:table-cell>
          <table:table-cell office:value-type="float" office:value="0.79122311" calcext:value-type="float">
            <text:p>0.79122311</text:p>
          </table:table-cell>
          <table:table-cell office:value-type="float" office:value="0.000000000002935" calcext:value-type="float">
            <text:p>2.94E-12</text:p>
          </table:table-cell>
          <table:table-cell office:value-type="float" office:value="0.20781088" calcext:value-type="float">
            <text:p>0.20781088</text:p>
          </table:table-cell>
          <table:table-cell office:value-type="float" office:value="0.00052929" calcext:value-type="float">
            <text:p>0.00052929</text:p>
          </table:table-cell>
          <table:table-cell office:value-type="float" office:value="0.0000000000121" calcext:value-type="float">
            <text:p>1.21E-11</text:p>
          </table:table-cell>
          <table:table-cell office:value-type="float" office:value="0.79849218" calcext:value-type="float">
            <text:p>0.79849218</text:p>
          </table:table-cell>
          <table:table-cell office:value-type="float" office:value="0.20097853" calcext:value-type="float">
            <text:p>0.200978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8938357" calcext:value-type="float">
            <text:p>0.58938357</text:p>
          </table:table-cell>
          <table:table-cell office:value-type="float" office:value="0.00595847" calcext:value-type="float">
            <text:p>0.00595847</text:p>
          </table:table-cell>
          <table:table-cell office:value-type="float" office:value="0.1020899" calcext:value-type="float">
            <text:p>0.1020899</text:p>
          </table:table-cell>
          <table:table-cell office:value-type="float" office:value="0.30256805" calcext:value-type="float">
            <text:p>0.30256805</text:p>
          </table:table-cell>
          <table:table-cell office:value-type="float" office:value="0.00091447" calcext:value-type="float">
            <text:p>0.00091447</text:p>
          </table:table-cell>
          <table:table-cell office:value-type="float" office:value="0.77428927" calcext:value-type="float">
            <text:p>0.77428927</text:p>
          </table:table-cell>
          <table:table-cell office:value-type="float" office:value="0.00000000000285" calcext:value-type="float">
            <text:p>2.85E-12</text:p>
          </table:table-cell>
          <table:table-cell office:value-type="float" office:value="0.22479626" calcext:value-type="float">
            <text:p>0.22479626</text:p>
          </table:table-cell>
          <table:table-cell office:value-type="float" office:value="0.00050442" calcext:value-type="float">
            <text:p>0.00050442</text:p>
          </table:table-cell>
          <table:table-cell office:value-type="float" office:value="0.00000000001192" calcext:value-type="float">
            <text:p>1.19E-11</text:p>
          </table:table-cell>
          <table:table-cell office:value-type="float" office:value="0.78063169" calcext:value-type="float">
            <text:p>0.78063169</text:p>
          </table:table-cell>
          <table:table-cell office:value-type="float" office:value="0.2188639" calcext:value-type="float">
            <text:p>0.21886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6366884" calcext:value-type="float">
            <text:p>0.56366884</text:p>
          </table:table-cell>
          <table:table-cell office:value-type="float" office:value="0.00588498" calcext:value-type="float">
            <text:p>0.00588498</text:p>
          </table:table-cell>
          <table:table-cell office:value-type="float" office:value="0.09996174" calcext:value-type="float">
            <text:p>0.09996174</text:p>
          </table:table-cell>
          <table:table-cell office:value-type="float" office:value="0.33048444" calcext:value-type="float">
            <text:p>0.33048444</text:p>
          </table:table-cell>
          <table:table-cell office:value-type="float" office:value="0.00086493" calcext:value-type="float">
            <text:p>0.00086493</text:p>
          </table:table-cell>
          <table:table-cell office:value-type="float" office:value="0.75630553" calcext:value-type="float">
            <text:p>0.75630553</text:p>
          </table:table-cell>
          <table:table-cell office:value-type="float" office:value="0.00000000000276" calcext:value-type="float">
            <text:p>2.76E-12</text:p>
          </table:table-cell>
          <table:table-cell office:value-type="float" office:value="0.24282955" calcext:value-type="float">
            <text:p>0.24282955</text:p>
          </table:table-cell>
          <table:table-cell office:value-type="float" office:value="0.00048053" calcext:value-type="float">
            <text:p>0.00048053</text:p>
          </table:table-cell>
          <table:table-cell office:value-type="float" office:value="0.00000000001173" calcext:value-type="float">
            <text:p>1.17E-11</text:p>
          </table:table-cell>
          <table:table-cell office:value-type="float" office:value="0.76139045" calcext:value-type="float">
            <text:p>0.76139045</text:p>
          </table:table-cell>
          <table:table-cell office:value-type="float" office:value="0.23812901" calcext:value-type="float">
            <text:p>0.238129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727516" calcext:value-type="float">
            <text:p>0.53727516</text:p>
          </table:table-cell>
          <table:table-cell office:value-type="float" office:value="0.0057872" calcext:value-type="float">
            <text:p>0.0057872</text:p>
          </table:table-cell>
          <table:table-cell office:value-type="float" office:value="0.09735823" calcext:value-type="float">
            <text:p>0.09735823</text:p>
          </table:table-cell>
          <table:table-cell office:value-type="float" office:value="0.3595794" calcext:value-type="float">
            <text:p>0.3595794</text:p>
          </table:table-cell>
          <table:table-cell office:value-type="float" office:value="0.00081726" calcext:value-type="float">
            <text:p>0.00081726</text:p>
          </table:table-cell>
          <table:table-cell office:value-type="float" office:value="0.73727245" calcext:value-type="float">
            <text:p>0.73727245</text:p>
          </table:table-cell>
          <table:table-cell office:value-type="float" office:value="0.000000000002665" calcext:value-type="float">
            <text:p>2.67E-12</text:p>
          </table:table-cell>
          <table:table-cell office:value-type="float" office:value="0.26191029" calcext:value-type="float">
            <text:p>0.26191029</text:p>
          </table:table-cell>
          <table:table-cell office:value-type="float" office:value="0.00045752" calcext:value-type="float">
            <text:p>0.00045752</text:p>
          </table:table-cell>
          <table:table-cell office:value-type="float" office:value="0.00000000001152" calcext:value-type="float">
            <text:p>1.15E-11</text:p>
          </table:table-cell>
          <table:table-cell office:value-type="float" office:value="0.74073683" calcext:value-type="float">
            <text:p>0.74073683</text:p>
          </table:table-cell>
          <table:table-cell office:value-type="float" office:value="0.25880564" calcext:value-type="float">
            <text:p>0.258805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03486" calcext:value-type="float">
            <text:p>0.5103486</text:p>
          </table:table-cell>
          <table:table-cell office:value-type="float" office:value="0.00566574" calcext:value-type="float">
            <text:p>0.00566574</text:p>
          </table:table-cell>
          <table:table-cell office:value-type="float" office:value="0.09430834" calcext:value-type="float">
            <text:p>0.09430834</text:p>
          </table:table-cell>
          <table:table-cell office:value-type="float" office:value="0.38967732" calcext:value-type="float">
            <text:p>0.38967732</text:p>
          </table:table-cell>
          <table:table-cell office:value-type="float" office:value="0.00077136" calcext:value-type="float">
            <text:p>0.00077136</text:p>
          </table:table-cell>
          <table:table-cell office:value-type="float" office:value="0.7172029" calcext:value-type="float">
            <text:p>0.7172029</text:p>
          </table:table-cell>
          <table:table-cell office:value-type="float" office:value="0.000000000002565" calcext:value-type="float">
            <text:p>2.57E-12</text:p>
          </table:table-cell>
          <table:table-cell office:value-type="float" office:value="0.28202575" calcext:value-type="float">
            <text:p>0.28202575</text:p>
          </table:table-cell>
          <table:table-cell office:value-type="float" office:value="0.00043528" calcext:value-type="float">
            <text:p>0.00043528</text:p>
          </table:table-cell>
          <table:table-cell office:value-type="float" office:value="0.0000000000113" calcext:value-type="float">
            <text:p>1.13E-11</text:p>
          </table:table-cell>
          <table:table-cell office:value-type="float" office:value="0.71865669" calcext:value-type="float">
            <text:p>0.71865669</text:p>
          </table:table-cell>
          <table:table-cell office:value-type="float" office:value="0.28090804" calcext:value-type="float">
            <text:p>0.280908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8305358" calcext:value-type="float">
            <text:p>0.48305358</text:p>
          </table:table-cell>
          <table:table-cell office:value-type="float" office:value="0.00552166" calcext:value-type="float">
            <text:p>0.00552166</text:p>
          </table:table-cell>
          <table:table-cell office:value-type="float" office:value="0.09085041" calcext:value-type="float">
            <text:p>0.09085041</text:p>
          </table:table-cell>
          <table:table-cell office:value-type="float" office:value="0.42057434" calcext:value-type="float">
            <text:p>0.42057434</text:p>
          </table:table-cell>
          <table:table-cell office:value-type="float" office:value="0.00072713" calcext:value-type="float">
            <text:p>0.00072713</text:p>
          </table:table-cell>
          <table:table-cell office:value-type="float" office:value="0.6961233" calcext:value-type="float">
            <text:p>0.6961233</text:p>
          </table:table-cell>
          <table:table-cell office:value-type="float" office:value="0.000000000002461" calcext:value-type="float">
            <text:p>2.46E-12</text:p>
          </table:table-cell>
          <table:table-cell office:value-type="float" office:value="0.30314957" calcext:value-type="float">
            <text:p>0.30314957</text:p>
          </table:table-cell>
          <table:table-cell office:value-type="float" office:value="0.00041369" calcext:value-type="float">
            <text:p>0.00041369</text:p>
          </table:table-cell>
          <table:table-cell office:value-type="float" office:value="0.00000000001105" calcext:value-type="float">
            <text:p>1.11E-11</text:p>
          </table:table-cell>
          <table:table-cell office:value-type="float" office:value="0.695157" calcext:value-type="float">
            <text:p>0.695157</text:p>
          </table:table-cell>
          <table:table-cell office:value-type="float" office:value="0.30442931" calcext:value-type="float">
            <text:p>0.304429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5556899" calcext:value-type="float">
            <text:p>0.45556899</text:p>
          </table:table-cell>
          <table:table-cell office:value-type="float" office:value="0.0053565" calcext:value-type="float">
            <text:p>0.0053565</text:p>
          </table:table-cell>
          <table:table-cell office:value-type="float" office:value="0.08703126" calcext:value-type="float">
            <text:p>0.08703126</text:p>
          </table:table-cell>
          <table:table-cell office:value-type="float" office:value="0.45204325" calcext:value-type="float">
            <text:p>0.45204325</text:p>
          </table:table-cell>
          <table:table-cell office:value-type="float" office:value="0.00068452" calcext:value-type="float">
            <text:p>0.00068452</text:p>
          </table:table-cell>
          <table:table-cell office:value-type="float" office:value="0.67407482" calcext:value-type="float">
            <text:p>0.67407482</text:p>
          </table:table-cell>
          <table:table-cell office:value-type="float" office:value="0.000000000002353" calcext:value-type="float">
            <text:p>2.35E-12</text:p>
          </table:table-cell>
          <table:table-cell office:value-type="float" office:value="0.32524066" calcext:value-type="float">
            <text:p>0.32524066</text:p>
          </table:table-cell>
          <table:table-cell office:value-type="float" office:value="0.00039269" calcext:value-type="float">
            <text:p>0.00039269</text:p>
          </table:table-cell>
          <table:table-cell office:value-type="float" office:value="0.00000000001079" calcext:value-type="float">
            <text:p>1.08E-11</text:p>
          </table:table-cell>
          <table:table-cell office:value-type="float" office:value="0.67026935" calcext:value-type="float">
            <text:p>0.67026935</text:p>
          </table:table-cell>
          <table:table-cell office:value-type="float" office:value="0.32933795" calcext:value-type="float">
            <text:p>0.329337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2808323" calcext:value-type="float">
            <text:p>0.42808323</text:p>
          </table:table-cell>
          <table:table-cell office:value-type="float" office:value="0.00517219" calcext:value-type="float">
            <text:p>0.00517219</text:p>
          </table:table-cell>
          <table:table-cell office:value-type="float" office:value="0.08290485" calcext:value-type="float">
            <text:p>0.08290485</text:p>
          </table:table-cell>
          <table:table-cell office:value-type="float" office:value="0.48383973" calcext:value-type="float">
            <text:p>0.48383973</text:p>
          </table:table-cell>
          <table:table-cell office:value-type="float" office:value="0.00064345" calcext:value-type="float">
            <text:p>0.00064345</text:p>
          </table:table-cell>
          <table:table-cell office:value-type="float" office:value="0.65111412" calcext:value-type="float">
            <text:p>0.65111412</text:p>
          </table:table-cell>
          <table:table-cell office:value-type="float" office:value="0.000000000002242" calcext:value-type="float">
            <text:p>2.24E-12</text:p>
          </table:table-cell>
          <table:table-cell office:value-type="float" office:value="0.34824243" calcext:value-type="float">
            <text:p>0.34824243</text:p>
          </table:table-cell>
          <table:table-cell office:value-type="float" office:value="0.00037222" calcext:value-type="float">
            <text:p>0.00037222</text:p>
          </table:table-cell>
          <table:table-cell office:value-type="float" office:value="0.00000000001051" calcext:value-type="float">
            <text:p>1.05E-11</text:p>
          </table:table-cell>
          <table:table-cell office:value-type="float" office:value="0.64405305" calcext:value-type="float">
            <text:p>0.64405305</text:p>
          </table:table-cell>
          <table:table-cell office:value-type="float" office:value="0.35557473" calcext:value-type="float">
            <text:p>0.355574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078864" calcext:value-type="float">
            <text:p>0.40078864</text:p>
          </table:table-cell>
          <table:table-cell office:value-type="float" office:value="0.00497106" calcext:value-type="float">
            <text:p>0.00497106</text:p>
          </table:table-cell>
          <table:table-cell office:value-type="float" office:value="0.0785306" calcext:value-type="float">
            <text:p>0.0785306</text:p>
          </table:table-cell>
          <table:table-cell office:value-type="float" office:value="0.5157097" calcext:value-type="float">
            <text:p>0.5157097</text:p>
          </table:table-cell>
          <table:table-cell office:value-type="float" office:value="0.00060388" calcext:value-type="float">
            <text:p>0.00060388</text:p>
          </table:table-cell>
          <table:table-cell office:value-type="float" office:value="0.62731375" calcext:value-type="float">
            <text:p>0.62731375</text:p>
          </table:table-cell>
          <table:table-cell office:value-type="float" office:value="0.000000000002129" calcext:value-type="float">
            <text:p>2.13E-12</text:p>
          </table:table-cell>
          <table:table-cell office:value-type="float" office:value="0.37208237" calcext:value-type="float">
            <text:p>0.37208237</text:p>
          </table:table-cell>
          <table:table-cell office:value-type="float" office:value="0.00035221" calcext:value-type="float">
            <text:p>0.00035221</text:p>
          </table:table-cell>
          <table:table-cell office:value-type="float" office:value="0.00000000001021" calcext:value-type="float">
            <text:p>1.02E-11</text:p>
          </table:table-cell>
          <table:table-cell office:value-type="float" office:value="0.61659748" calcext:value-type="float">
            <text:p>0.61659748</text:p>
          </table:table-cell>
          <table:table-cell office:value-type="float" office:value="0.3830503" calcext:value-type="float">
            <text:p>0.38305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38756" calcext:value-type="float">
            <text:p>0.3738756</text:p>
          </table:table-cell>
          <table:table-cell office:value-type="float" office:value="0.0047557" calcext:value-type="float">
            <text:p>0.0047557</text:p>
          </table:table-cell>
          <table:table-cell office:value-type="float" office:value="0.07397135" calcext:value-type="float">
            <text:p>0.07397135</text:p>
          </table:table-cell>
          <table:table-cell office:value-type="float" office:value="0.54739736" calcext:value-type="float">
            <text:p>0.54739736</text:p>
          </table:table-cell>
          <table:table-cell office:value-type="float" office:value="0.0005658" calcext:value-type="float">
            <text:p>0.0005658</text:p>
          </table:table-cell>
          <table:table-cell office:value-type="float" office:value="0.60276201" calcext:value-type="float">
            <text:p>0.60276201</text:p>
          </table:table-cell>
          <table:table-cell office:value-type="float" office:value="0.000000000002014" calcext:value-type="float">
            <text:p>2.01E-12</text:p>
          </table:table-cell>
          <table:table-cell office:value-type="float" office:value="0.39667219" calcext:value-type="float">
            <text:p>0.39667219</text:p>
          </table:table-cell>
          <table:table-cell office:value-type="float" office:value="0.00033265" calcext:value-type="float">
            <text:p>0.00033265</text:p>
          </table:table-cell>
          <table:table-cell office:value-type="float" office:value="0.000000000009892" calcext:value-type="float">
            <text:p>9.89E-12</text:p>
          </table:table-cell>
          <table:table-cell office:value-type="float" office:value="0.58802355" calcext:value-type="float">
            <text:p>0.58802355</text:p>
          </table:table-cell>
          <table:table-cell office:value-type="float" office:value="0.4116438" calcext:value-type="float">
            <text:p>0.4116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4752657" calcext:value-type="float">
            <text:p>0.34752657</text:p>
          </table:table-cell>
          <table:table-cell office:value-type="float" office:value="0.00452894" calcext:value-type="float">
            <text:p>0.00452894</text:p>
          </table:table-cell>
          <table:table-cell office:value-type="float" office:value="0.06929126" calcext:value-type="float">
            <text:p>0.06929126</text:p>
          </table:table-cell>
          <table:table-cell office:value-type="float" office:value="0.57865323" calcext:value-type="float">
            <text:p>0.57865323</text:p>
          </table:table-cell>
          <table:table-cell office:value-type="float" office:value="0.00052917" calcext:value-type="float">
            <text:p>0.00052917</text:p>
          </table:table-cell>
          <table:table-cell office:value-type="float" office:value="0.57756236" calcext:value-type="float">
            <text:p>0.57756236</text:p>
          </table:table-cell>
          <table:table-cell office:value-type="float" office:value="0.000000000001899" calcext:value-type="float">
            <text:p>1.90E-12</text:p>
          </table:table-cell>
          <table:table-cell office:value-type="float" office:value="0.42190847" calcext:value-type="float">
            <text:p>0.42190847</text:p>
          </table:table-cell>
          <table:table-cell office:value-type="float" office:value="0.00031351" calcext:value-type="float">
            <text:p>0.00031351</text:p>
          </table:table-cell>
          <table:table-cell office:value-type="float" office:value="0.000000000009551" calcext:value-type="float">
            <text:p>9.55E-12</text:p>
          </table:table-cell>
          <table:table-cell office:value-type="float" office:value="0.55848377" calcext:value-type="float">
            <text:p>0.55848377</text:p>
          </table:table-cell>
          <table:table-cell office:value-type="float" office:value="0.44120273" calcext:value-type="float">
            <text:p>0.441202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191075" calcext:value-type="float">
            <text:p>0.32191075</text:p>
          </table:table-cell>
          <table:table-cell office:value-type="float" office:value="0.00429371" calcext:value-type="float">
            <text:p>0.00429371</text:p>
          </table:table-cell>
          <table:table-cell office:value-type="float" office:value="0.06455368" calcext:value-type="float">
            <text:p>0.06455368</text:p>
          </table:table-cell>
          <table:table-cell office:value-type="float" office:value="0.60924186" calcext:value-type="float">
            <text:p>0.60924186</text:p>
          </table:table-cell>
          <table:table-cell office:value-type="float" office:value="0.00049398" calcext:value-type="float">
            <text:p>0.00049398</text:p>
          </table:table-cell>
          <table:table-cell office:value-type="float" office:value="0.55183215" calcext:value-type="float">
            <text:p>0.55183215</text:p>
          </table:table-cell>
          <table:table-cell office:value-type="float" office:value="0.000000000001783" calcext:value-type="float">
            <text:p>1.78E-12</text:p>
          </table:table-cell>
          <table:table-cell office:value-type="float" office:value="0.44767386" calcext:value-type="float">
            <text:p>0.44767386</text:p>
          </table:table-cell>
          <table:table-cell office:value-type="float" office:value="0.00029479" calcext:value-type="float">
            <text:p>0.00029479</text:p>
          </table:table-cell>
          <table:table-cell office:value-type="float" office:value="0.000000000009192" calcext:value-type="float">
            <text:p>9.19E-12</text:p>
          </table:table-cell>
          <table:table-cell office:value-type="float" office:value="0.52816083" calcext:value-type="float">
            <text:p>0.52816083</text:p>
          </table:table-cell>
          <table:table-cell office:value-type="float" office:value="0.47154438" calcext:value-type="float">
            <text:p>0.4715443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9717934" calcext:value-type="float">
            <text:p>0.29717934</text:p>
          </table:table-cell>
          <table:table-cell office:value-type="float" office:value="0.00405296" calcext:value-type="float">
            <text:p>0.00405296</text:p>
          </table:table-cell>
          <table:table-cell office:value-type="float" office:value="0.05981918" calcext:value-type="float">
            <text:p>0.05981918</text:p>
          </table:table-cell>
          <table:table-cell office:value-type="float" office:value="0.63894853" calcext:value-type="float">
            <text:p>0.63894853</text:p>
          </table:table-cell>
          <table:table-cell office:value-type="float" office:value="0.00046024" calcext:value-type="float">
            <text:p>0.00046024</text:p>
          </table:table-cell>
          <table:table-cell office:value-type="float" office:value="0.52570087" calcext:value-type="float">
            <text:p>0.52570087</text:p>
          </table:table-cell>
          <table:table-cell office:value-type="float" office:value="0.000000000001667" calcext:value-type="float">
            <text:p>1.67E-12</text:p>
          </table:table-cell>
          <table:table-cell office:value-type="float" office:value="0.47383888" calcext:value-type="float">
            <text:p>0.47383888</text:p>
          </table:table-cell>
          <table:table-cell office:value-type="float" office:value="0.0002765" calcext:value-type="float">
            <text:p>0.0002765</text:p>
          </table:table-cell>
          <table:table-cell office:value-type="float" office:value="0.000000000008815" calcext:value-type="float">
            <text:p>8.82E-12</text:p>
          </table:table-cell>
          <table:table-cell office:value-type="float" office:value="0.49726453" calcext:value-type="float">
            <text:p>0.49726453</text:p>
          </table:table-cell>
          <table:table-cell office:value-type="float" office:value="0.50245897" calcext:value-type="float">
            <text:p>0.502458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346202" calcext:value-type="float">
            <text:p>0.27346202</text:p>
          </table:table-cell>
          <table:table-cell office:value-type="float" office:value="0.00380955" calcext:value-type="float">
            <text:p>0.00380955</text:p>
          </table:table-cell>
          <table:table-cell office:value-type="float" office:value="0.05514374" calcext:value-type="float">
            <text:p>0.05514374</text:p>
          </table:table-cell>
          <table:table-cell office:value-type="float" office:value="0.6675847" calcext:value-type="float">
            <text:p>0.6675847</text:p>
          </table:table-cell>
          <table:table-cell office:value-type="float" office:value="0.00042795" calcext:value-type="float">
            <text:p>0.00042795</text:p>
          </table:table-cell>
          <table:table-cell office:value-type="float" office:value="0.49930779" calcext:value-type="float">
            <text:p>0.49930779</text:p>
          </table:table-cell>
          <table:table-cell office:value-type="float" office:value="0.000000000001553" calcext:value-type="float">
            <text:p>1.55E-12</text:p>
          </table:table-cell>
          <table:table-cell office:value-type="float" office:value="0.50026426" calcext:value-type="float">
            <text:p>0.50026426</text:p>
          </table:table-cell>
          <table:table-cell office:value-type="float" office:value="0.00025867" calcext:value-type="float">
            <text:p>0.00025867</text:p>
          </table:table-cell>
          <table:table-cell office:value-type="float" office:value="0.000000000008424" calcext:value-type="float">
            <text:p>8.42E-12</text:p>
          </table:table-cell>
          <table:table-cell office:value-type="float" office:value="0.46602697" calcext:value-type="float">
            <text:p>0.46602697</text:p>
          </table:table-cell>
          <table:table-cell office:value-type="float" office:value="0.53371436" calcext:value-type="float">
            <text:p>0.5337143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086448" calcext:value-type="float">
            <text:p>0.25086448</text:p>
          </table:table-cell>
          <table:table-cell office:value-type="float" office:value="0.0035662" calcext:value-type="float">
            <text:p>0.0035662</text:p>
          </table:table-cell>
          <table:table-cell office:value-type="float" office:value="0.05057744" calcext:value-type="float">
            <text:p>0.05057744</text:p>
          </table:table-cell>
          <table:table-cell office:value-type="float" office:value="0.69499188" calcext:value-type="float">
            <text:p>0.69499188</text:p>
          </table:table-cell>
          <table:table-cell office:value-type="float" office:value="0.00039711" calcext:value-type="float">
            <text:p>0.00039711</text:p>
          </table:table-cell>
          <table:table-cell office:value-type="float" office:value="0.47279915" calcext:value-type="float">
            <text:p>0.47279915</text:p>
          </table:table-cell>
          <table:table-cell office:value-type="float" office:value="0.000000000001441" calcext:value-type="float">
            <text:p>1.44E-12</text:p>
          </table:table-cell>
          <table:table-cell office:value-type="float" office:value="0.52680374" calcext:value-type="float">
            <text:p>0.52680374</text:p>
          </table:table-cell>
          <table:table-cell office:value-type="float" office:value="0.00024132" calcext:value-type="float">
            <text:p>0.00024132</text:p>
          </table:table-cell>
          <table:table-cell office:value-type="float" office:value="0.00000000000802" calcext:value-type="float">
            <text:p>8.02E-12</text:p>
          </table:table-cell>
          <table:table-cell office:value-type="float" office:value="0.43469626" calcext:value-type="float">
            <text:p>0.43469626</text:p>
          </table:table-cell>
          <table:table-cell office:value-type="float" office:value="0.56506242" calcext:value-type="float">
            <text:p>0.565062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94673" calcext:value-type="float">
            <text:p>0.2294673</text:p>
          </table:table-cell>
          <table:table-cell office:value-type="float" office:value="0.0033254" calcext:value-type="float">
            <text:p>0.0033254</text:p>
          </table:table-cell>
          <table:table-cell office:value-type="float" office:value="0.04616344" calcext:value-type="float">
            <text:p>0.04616344</text:p>
          </table:table-cell>
          <table:table-cell office:value-type="float" office:value="0.72104386" calcext:value-type="float">
            <text:p>0.72104386</text:p>
          </table:table-cell>
          <table:table-cell office:value-type="float" office:value="0.00036773" calcext:value-type="float">
            <text:p>0.00036773</text:p>
          </table:table-cell>
          <table:table-cell office:value-type="float" office:value="0.44632505" calcext:value-type="float">
            <text:p>0.44632505</text:p>
          </table:table-cell>
          <table:table-cell office:value-type="float" office:value="0.000000000001331" calcext:value-type="float">
            <text:p>1.33E-12</text:p>
          </table:table-cell>
          <table:table-cell office:value-type="float" office:value="0.55330722" calcext:value-type="float">
            <text:p>0.55330722</text:p>
          </table:table-cell>
          <table:table-cell office:value-type="float" office:value="0.0002245" calcext:value-type="float">
            <text:p>0.0002245</text:p>
          </table:table-cell>
          <table:table-cell office:value-type="float" office:value="0.000000000007606" calcext:value-type="float">
            <text:p>7.61E-12</text:p>
          </table:table-cell>
          <table:table-cell office:value-type="float" office:value="0.40352894" calcext:value-type="float">
            <text:p>0.40352894</text:p>
          </table:table-cell>
          <table:table-cell office:value-type="float" office:value="0.59624656" calcext:value-type="float">
            <text:p>0.596246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0932598" calcext:value-type="float">
            <text:p>0.20932598</text:p>
          </table:table-cell>
          <table:table-cell office:value-type="float" office:value="0.00308938" calcext:value-type="float">
            <text:p>0.00308938</text:p>
          </table:table-cell>
          <table:table-cell office:value-type="float" office:value="0.04193738" calcext:value-type="float">
            <text:p>0.04193738</text:p>
          </table:table-cell>
          <table:table-cell office:value-type="float" office:value="0.74564726" calcext:value-type="float">
            <text:p>0.74564726</text:p>
          </table:table-cell>
          <table:table-cell office:value-type="float" office:value="0.00033981" calcext:value-type="float">
            <text:p>0.00033981</text:p>
          </table:table-cell>
          <table:table-cell office:value-type="float" office:value="0.42003607" calcext:value-type="float">
            <text:p>0.42003607</text:p>
          </table:table-cell>
          <table:table-cell office:value-type="float" office:value="0.000000000001225" calcext:value-type="float">
            <text:p>1.23E-12</text:p>
          </table:table-cell>
          <table:table-cell office:value-type="float" office:value="0.57962412" calcext:value-type="float">
            <text:p>0.57962412</text:p>
          </table:table-cell>
          <table:table-cell office:value-type="float" office:value="0.00020826" calcext:value-type="float">
            <text:p>0.00020826</text:p>
          </table:table-cell>
          <table:table-cell office:value-type="float" office:value="0.000000000007185" calcext:value-type="float">
            <text:p>7.19E-12</text:p>
          </table:table-cell>
          <table:table-cell office:value-type="float" office:value="0.37278173" calcext:value-type="float">
            <text:p>0.37278173</text:p>
          </table:table-cell>
          <table:table-cell office:value-type="float" office:value="0.62701001" calcext:value-type="float">
            <text:p>0.627010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047198" calcext:value-type="float">
            <text:p>0.19047198</text:p>
          </table:table-cell>
          <table:table-cell office:value-type="float" office:value="0.00286003" calcext:value-type="float">
            <text:p>0.00286003</text:p>
          </table:table-cell>
          <table:table-cell office:value-type="float" office:value="0.03792723" calcext:value-type="float">
            <text:p>0.03792723</text:p>
          </table:table-cell>
          <table:table-cell office:value-type="float" office:value="0.76874076" calcext:value-type="float">
            <text:p>0.76874076</text:p>
          </table:table-cell>
          <table:table-cell office:value-type="float" office:value="0.00031336" calcext:value-type="float">
            <text:p>0.00031336</text:p>
          </table:table-cell>
          <table:table-cell office:value-type="float" office:value="0.39407983" calcext:value-type="float">
            <text:p>0.39407983</text:p>
          </table:table-cell>
          <table:table-cell office:value-type="float" office:value="0.000000000001123" calcext:value-type="float">
            <text:p>1.12E-12</text:p>
          </table:table-cell>
          <table:table-cell office:value-type="float" office:value="0.60560681" calcext:value-type="float">
            <text:p>0.60560681</text:p>
          </table:table-cell>
          <table:table-cell office:value-type="float" office:value="0.00019263" calcext:value-type="float">
            <text:p>0.00019263</text:p>
          </table:table-cell>
          <table:table-cell office:value-type="float" office:value="0.000000000006762" calcext:value-type="float">
            <text:p>6.76E-12</text:p>
          </table:table-cell>
          <table:table-cell office:value-type="float" office:value="0.34270298" calcext:value-type="float">
            <text:p>0.34270298</text:p>
          </table:table-cell>
          <table:table-cell office:value-type="float" office:value="0.65710439" calcext:value-type="float">
            <text:p>0.657104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291461" calcext:value-type="float">
            <text:p>0.17291461</text:p>
          </table:table-cell>
          <table:table-cell office:value-type="float" office:value="0.00263895" calcext:value-type="float">
            <text:p>0.00263895</text:p>
          </table:table-cell>
          <table:table-cell office:value-type="float" office:value="0.03415346" calcext:value-type="float">
            <text:p>0.03415346</text:p>
          </table:table-cell>
          <table:table-cell office:value-type="float" office:value="0.79029298" calcext:value-type="float">
            <text:p>0.79029298</text:p>
          </table:table-cell>
          <table:table-cell office:value-type="float" office:value="0.00028837" calcext:value-type="float">
            <text:p>0.00028837</text:p>
          </table:table-cell>
          <table:table-cell office:value-type="float" office:value="0.36859772" calcext:value-type="float">
            <text:p>0.36859772</text:p>
          </table:table-cell>
          <table:table-cell office:value-type="float" office:value="0.000000000001025" calcext:value-type="float">
            <text:p>1.03E-12</text:p>
          </table:table-cell>
          <table:table-cell office:value-type="float" office:value="0.63111391" calcext:value-type="float">
            <text:p>0.63111391</text:p>
          </table:table-cell>
          <table:table-cell office:value-type="float" office:value="0.00017766" calcext:value-type="float">
            <text:p>0.00017766</text:p>
          </table:table-cell>
          <table:table-cell office:value-type="float" office:value="0.000000000006339" calcext:value-type="float">
            <text:p>6.34E-12</text:p>
          </table:table-cell>
          <table:table-cell office:value-type="float" office:value="0.31352452" calcext:value-type="float">
            <text:p>0.31352452</text:p>
          </table:table-cell>
          <table:table-cell office:value-type="float" office:value="0.68629781" calcext:value-type="float">
            <text:p>0.686297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4:33:18.617000000</meta:creation-date>
    <dc:date>2023-11-20T14:57:47.655000000</dc:date>
    <meta:editing-duration>PT24M26S</meta:editing-duration>
    <meta:editing-cycles>7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